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3.433cm" fo:min-width="24.392cm"/>
    </style:style>
    <style:style style:name="gr2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3.433cm" fo:min-width="24.392cm"/>
    </style:style>
    <style:style style:name="gr3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4.068cm" fo:min-width="24.392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04cm" svg:stroke-color="#666666" draw:marker-start="" draw:marker-start-width="0.275cm" draw:marker-start-center="false" draw:marker-end="" draw:marker-end-width="0.275cm" draw:marker-end-center="false" draw:fill="gradient" draw:fill-color="#cfe7f5" draw:fill-gradient-name="Dark_20_Grey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Purple_20_Linear_20_B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9b460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Light_20_Orange_20_Square_20_BR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4cm" svg:stroke-color="#663300" draw:marker-start="" draw:marker-start-width="0.275cm" draw:marker-start-center="false" draw:marker-end="" draw:marker-end-width="0.275cm" draw:marker-end-center="false" draw:fill="gradient" draw:fill-color="#cfe7f5" draw:fill-gradient-name="Gradient_20_11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2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9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6cm"/>
    </style:style>
    <style:style style:name="gr43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>
      <style:graphic-properties draw:fill="solid" draw:fill-color="#ffffff" draw:textarea-horizontal-align="justify" draw:textarea-vertical-align="middle" draw:auto-grow-height="false" fo:min-height="0.725cm" fo:min-width="1.083cm"/>
    </style:style>
    <style:style style:name="gr5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>
      <style:graphic-properties draw:fill="solid" draw:fill-color="#ffffff" draw:textarea-horizontal-align="justify" draw:textarea-vertical-align="middle" draw:auto-grow-height="false" fo:min-height="0.725cm" fo:min-width="1.479cm"/>
    </style:style>
    <style:style style:name="gr165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3.433cm" fo:min-width="24.392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17cm"/>
    </style:style>
    <style:style style:name="gr16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>
      <style:graphic-properties draw:fill="solid" draw:fill-color="#ffffff" draw:textarea-horizontal-align="justify" draw:textarea-vertical-align="middle" draw:auto-grow-height="false" fo:min-height="0.725cm" fo:min-width="3.097cm"/>
    </style:style>
    <style:style style:name="gr180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gr181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gr182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479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146cm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484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892cm" svg:height="3.683cm" svg:x="2.324cm" svg:y="16.2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4.892cm" svg:height="3.683cm" svg:x="2.324cm" svg:y="8.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4.892cm" svg:height="4.318cm" svg:x="2.324cm" svg:y="3.961cm">
          <text:p/>
          <draw:enhanced-geometry svg:viewBox="0 0 21600 21600" draw:type="rectangle" draw:enhanced-path="M 0 0 L 21600 0 21600 21600 0 21600 0 0 Z N"/>
        </draw:custom-shape>
        <draw:g>
          <draw:path draw:style-name="gr4" draw:text-style-name="P2" draw:layer="layout" svg:width="0.561cm" svg:height="0.403cm" svg:x="25.869cm" svg:y="19.009cm" svg:viewBox="0 0 562 404" svg:d="M0 390c196 0 289 55 482-56s2-334-193-334c0 124-289 390-289 390z">
            <text:p/>
          </draw:path>
          <draw:g>
            <draw:path draw:style-name="gr5" draw:text-style-name="P3" draw:layer="layout" svg:width="1.943cm" svg:height="1.462cm" svg:x="22.744cm" svg:y="17.926cm" svg:viewBox="0 0 1944 1463" svg:d="M960 0c843 0 984 546 984 1034-281 325-1408 649-1940 231-31-475 110-1265 956-1265z">
              <text:p/>
            </draw:path>
            <draw:path draw:style-name="gr6" draw:text-style-name="P3" draw:layer="layout" svg:width="0.421cm" svg:height="1.057cm" svg:x="23.704cm" svg:y="18.17cm" svg:viewBox="0 0 422 1058" svg:d="M0 81c94-55 329-26 422-81 0 325 0 1058 0 1058 0-369-328-706-422-977z">
              <text:p/>
            </draw:path>
            <draw:path draw:style-name="gr7" draw:text-style-name="P3" draw:layer="layout" svg:width="0.638cm" svg:height="0.88cm" svg:x="23.524cm" svg:y="17.438cm" svg:viewBox="0 0 639 881" svg:d="M282 0c238 0 315 297 315 460 0 162 145 353-101 405-248 52-496-9-496-378 0-368 42-487 282-487z">
              <text:p/>
            </draw:path>
            <draw:path draw:style-name="gr8" draw:text-style-name="P3" draw:layer="layout" svg:width="0.985cm" svg:height="1.3cm" svg:x="23.563cm" svg:y="16.707cm" svg:viewBox="0 0 986 1301" svg:d="M562 0c240 0 424 0 424 569 0 568-184 732-424 732-238 0-562-363-562-732s324-569 562-569z">
              <text:p/>
            </draw:path>
            <draw:path draw:style-name="gr9" draw:text-style-name="P3" draw:layer="layout" svg:width="1.193cm" svg:height="1.231cm" svg:x="23.329cm" svg:y="16.38cm" svg:viewBox="0 0 1194 1232" svg:d="M516 0c281 0 703 0 676 325-142 148-601 39-676 162-225 373 140 977-424 652-281-733 143-1139 424-1139z">
              <text:p/>
            </draw:path>
            <draw:path draw:style-name="gr10" draw:text-style-name="P3" draw:layer="layout" svg:width="1.662cm" svg:height="1.17cm" svg:x="24.548cm" svg:y="18.252cm" svg:viewBox="0 0 1663 1171" svg:d="M846 0c843 0 764 701 817 1034-439 280-1381 105-1663-302 141-326 0-732 846-732z">
              <text:p/>
            </draw:path>
            <draw:path draw:style-name="gr11" draw:text-style-name="P3" draw:layer="layout" svg:width="0.414cm" svg:height="0.912cm" svg:x="24.971cm" svg:y="18.397cm" svg:viewBox="0 0 415 913" svg:d="M29 0c98 111 194 167 386 56-281 243-415 857-415 857 0-368 29-588 29-913z">
              <text:p/>
            </draw:path>
            <draw:path draw:style-name="gr12" draw:text-style-name="P3" draw:layer="layout" svg:width="0.581cm" svg:height="0.672cm" svg:x="24.971cm" svg:y="17.845cm" svg:viewBox="0 0 582 673" svg:d="M422 0c239 0 140 243 140 406 0 164-280 326-421 246-141-82-141-82-141-327 0-244 183-325 422-325z">
              <text:p/>
            </draw:path>
            <draw:path draw:style-name="gr13" draw:text-style-name="P3" draw:layer="layout" svg:width="0.845cm" svg:height="1.057cm" svg:x="24.69cm" svg:y="17.194cm" svg:viewBox="0 0 846 1058" svg:d="M422 0c239 0 424 81 424 406 0 326-185 652-424 652s-422-284-422-652c0-369 183-406 422-406z">
              <text:p/>
            </draw:path>
            <draw:path draw:style-name="gr14" draw:text-style-name="P3" draw:layer="layout" svg:width="1.174cm" svg:height="1.487cm" svg:x="24.688cm" svg:y="16.787cm" svg:viewBox="0 0 1175 1488" svg:d="M752 0c-280 0-778 81-751 406 142 148 628 39 703 164 224 372-48 1056 281 894 422-812 49-1464-233-1464z">
              <text:p/>
            </draw:path>
            <draw:path draw:style-name="gr15" draw:text-style-name="P3" draw:layer="layout" svg:width="3.441cm" svg:height="3.029cm" svg:x="22.768cm" svg:y="16.38cm" svg:viewBox="0 0 3442 3030" svg:d="M1077 0c281 0 729 0 703 325-10 32-94 55-141 81 281 570 0 1220-281 1220 281 83 465 275 527 595 56-190 190-289 317-269l-4-118c-293-167-381-750-137-938 0 0-178-34-141-83-42-394 802-471 886-369 247 110 463 917 75 1476 509 40 509 653 561 986-534 279-1354 37-1620-244-416 345-1452 455-1817 168-47-615 221-1217 744-1263-3-133 23-236 23-372-47-27-85-22-119-56-281-733 143-1139 424-1139z">
              <text:p/>
            </draw:path>
          </draw:g>
        </draw:g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16" draw:text-style-name="P2" draw:layer="layout" svg:width="1.134cm" svg:height="0.664cm" svg:x="7.587cm" svg:y="2.672cm" svg:viewBox="0 0 1135 665" svg:d="M0 665c321 0 825-210 1042-348 218-139 0-317-109-317z">
            <text:p/>
          </draw:path>
          <draw:g>
            <draw:polygon draw:style-name="gr17" draw:text-style-name="P4" draw:layer="layout" svg:width="0.658cm" svg:height="1.647cm" svg:x="6.928cm" svg:y="1.689cm" svg:viewBox="0 0 659 1648" draw:points="0,1267 0,0 659,380 659,1648">
              <text:p/>
            </draw:polygon>
            <draw:polygon draw:style-name="gr18" draw:text-style-name="P4" draw:layer="layout" svg:width="0.932cm" svg:height="1.805cm" svg:x="7.587cm" svg:y="1.531cm" svg:viewBox="0 0 933 1806" draw:points="0,1806 0,539 933,0 933,1267">
              <text:p/>
            </draw:polygon>
            <draw:polygon draw:style-name="gr19" draw:text-style-name="P4" draw:layer="layout" svg:width="1.591cm" svg:height="0.918cm" svg:x="6.928cm" svg:y="1.151cm" svg:viewBox="0 0 1592 919" draw:points="659,919 0,539 933,0 1592,380">
              <text:p/>
            </draw:polygon>
            <draw:polygon draw:style-name="gr20" draw:text-style-name="P4" draw:layer="layout" svg:width="1.591cm" svg:height="2.185cm" svg:x="6.928cm" svg:y="1.151cm" svg:viewBox="0 0 1592 2186" draw:points="0,1806 0,539 933,0 1592,380 1592,1648 659,2186">
              <text:p/>
            </draw:polygon>
            <draw:line draw:style-name="gr21" draw:text-style-name="P4" draw:layer="layout" svg:x1="7.477cm" svg:y1="3.02cm" svg:x2="7.038cm" svg:y2="2.767cm">
              <text:p/>
            </draw:line>
            <draw:line draw:style-name="gr22" draw:text-style-name="P4" draw:layer="layout" svg:x1="7.477cm" svg:y1="3.146cm" svg:x2="7.038cm" svg:y2="2.893cm">
              <text:p/>
            </draw:line>
            <draw:line draw:style-name="gr23" draw:text-style-name="P4" draw:layer="layout" svg:x1="7.477cm" svg:y1="3.083cm" svg:x2="7.038cm" svg:y2="2.83cm">
              <text:p/>
            </draw:line>
            <draw:polyline draw:style-name="gr24" draw:text-style-name="P4" draw:layer="layout" svg:width="0.548cm" svg:height="0.379cm" svg:x="6.983cm" svg:y="1.88cm" svg:viewBox="0 0 549 380" draw:points="549,380 0,63 0,0">
              <text:p/>
            </draw:polyline>
            <draw:polyline draw:style-name="gr25" draw:text-style-name="P4" draw:layer="layout" svg:width="0.538cm" svg:height="0.381cm" svg:x="6.992cm" svg:y="1.878cm" svg:viewBox="0 0 539 382" draw:points="539,382 539,318 0,0">
              <text:p/>
            </draw:polyline>
            <draw:polygon draw:style-name="gr26" draw:text-style-name="P4" draw:layer="layout" svg:width="0.063cm" svg:height="0.111cm" svg:x="7.186cm" svg:y="2.512cm" svg:viewBox="0 0 64 112" draw:points="0,75 0,0 64,37 64,112">
              <text:p/>
            </draw:polygon>
            <draw:line draw:style-name="gr27" draw:text-style-name="P4" draw:layer="layout" svg:x1="7.477cm" svg:y1="2.956cm" svg:x2="7.038cm" svg:y2="2.703cm">
              <text:p/>
            </draw:line>
          </draw:g>
        </draw:g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28" draw:text-style-name="P2" draw:layer="layout" svg:width="1.525cm" svg:height="0.893cm" svg:x="13.164cm" svg:y="18.624cm" svg:viewBox="0 0 1526 894" svg:d="M0 894c432 0 1109-282 1401-468s0-426-147-426z">
            <text:p/>
          </draw:path>
          <draw:g>
            <draw:polygon draw:style-name="gr29" draw:text-style-name="P4" draw:layer="layout" svg:width="0.884cm" svg:height="2.214cm" svg:x="12.279cm" svg:y="17.303cm" svg:viewBox="0 0 885 2215" draw:points="0,1703 0,0 885,511 885,2215">
              <text:p/>
            </draw:polygon>
            <draw:polygon draw:style-name="gr30" draw:text-style-name="P4" draw:layer="layout" svg:width="1.253cm" svg:height="2.426cm" svg:x="13.164cm" svg:y="17.09cm" svg:viewBox="0 0 1254 2427" draw:points="0,2427 0,724 1254,0 1254,1703">
              <text:p/>
            </draw:polygon>
            <draw:polygon draw:style-name="gr31" draw:text-style-name="P4" draw:layer="layout" svg:width="2.138cm" svg:height="1.234cm" svg:x="12.279cm" svg:y="16.579cm" svg:viewBox="0 0 2139 1235" draw:points="885,1235 0,724 1254,0 2139,511">
              <text:p/>
            </draw:polygon>
            <draw:polygon draw:style-name="gr32" draw:text-style-name="P4" draw:layer="layout" svg:width="2.138cm" svg:height="2.937cm" svg:x="12.279cm" svg:y="16.579cm" svg:viewBox="0 0 2139 2938" draw:points="0,2427 0,724 1254,0 2139,511 2139,2215 885,2938">
              <text:p/>
            </draw:polygon>
            <draw:line draw:style-name="gr33" draw:text-style-name="P4" draw:layer="layout" svg:x1="13.016cm" svg:y1="19.092cm" svg:x2="12.426cm" svg:y2="18.751cm">
              <text:p/>
            </draw:line>
            <draw:line draw:style-name="gr34" draw:text-style-name="P4" draw:layer="layout" svg:x1="13.016cm" svg:y1="19.263cm" svg:x2="12.426cm" svg:y2="18.922cm">
              <text:p/>
            </draw:line>
            <draw:line draw:style-name="gr35" draw:text-style-name="P4" draw:layer="layout" svg:x1="13.016cm" svg:y1="19.178cm" svg:x2="12.426cm" svg:y2="18.837cm">
              <text:p/>
            </draw:line>
            <draw:polyline draw:style-name="gr36" draw:text-style-name="P4" draw:layer="layout" svg:width="0.736cm" svg:height="0.51cm" svg:x="12.353cm" svg:y="17.559cm" svg:viewBox="0 0 737 511" draw:points="737,511 0,85 0,0">
              <text:p/>
            </draw:polyline>
            <draw:polyline draw:style-name="gr37" draw:text-style-name="P4" draw:layer="layout" svg:width="0.724cm" svg:height="0.512cm" svg:x="12.365cm" svg:y="17.557cm" svg:viewBox="0 0 725 513" draw:points="725,513 725,428 0,0">
              <text:p/>
            </draw:polyline>
            <draw:polygon draw:style-name="gr38" draw:text-style-name="P4" draw:layer="layout" svg:width="0.085cm" svg:height="0.149cm" svg:x="12.626cm" svg:y="18.409cm" svg:viewBox="0 0 86 150" draw:points="0,100 0,0 86,50 86,150">
              <text:p/>
            </draw:polygon>
            <draw:line draw:style-name="gr39" draw:text-style-name="P4" draw:layer="layout" svg:x1="13.016cm" svg:y1="19.007cm" svg:x2="12.426cm" svg:y2="18.666cm">
              <text:p/>
            </draw:line>
          </draw:g>
        </draw:g>
        <draw:frame draw:style-name="gr40" draw:text-style-name="P1" draw:layer="layout" svg:width="3.529cm" svg:height="1.673cm" svg:x="2.959cm" svg:y="1.743cm">
          <draw:text-box>
            <text:p text:style-name="P1">Servidores</text:p>
            <text:p text:style-name="P1">raíz</text:p>
          </draw:text-box>
        </draw:frame>
        <draw:frame draw:style-name="gr40" draw:text-style-name="P1" draw:layer="layout" svg:width="3.529cm" svg:height="1.673cm" svg:x="3.027cm" svg:y="5.306cm">
          <draw:text-box>
            <text:p text:style-name="P1">Servidores</text:p>
            <text:p text:style-name="P1">TLD</text:p>
          </draw:text-box>
        </draw:frame>
        <draw:frame draw:style-name="gr41" draw:text-style-name="P1" draw:layer="layout" svg:width="3.597cm" svg:height="1.673cm" svg:x="2.993cm" svg:y="9.307cm">
          <draw:text-box>
            <text:p text:style-name="P1">Servidores</text:p>
            <text:p text:style-name="P1">de dominio</text:p>
          </draw:text-box>
        </draw:frame>
        <draw:frame draw:style-name="gr42" draw:text-style-name="P1" draw:layer="layout" svg:width="2.86cm" svg:height="1.673cm" svg:x="8.852cm" svg:y="17.286cm">
          <draw:text-box>
            <text:p text:style-name="P1">Servidor</text:p>
            <text:p text:style-name="P1">local</text:p>
          </draw:text-box>
        </draw:frame>
        <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43" draw:text-style-name="P2" draw:layer="layout" svg:width="1.044cm" svg:height="0.611cm" svg:x="12.134cm" svg:y="6.27cm" svg:viewBox="0 0 1045 612" svg:d="M0 612c296 0 759-193 959-320 200-128 0-292-100-292z">
              <text:p/>
            </draw:path>
            <draw:g>
              <draw:polygon draw:style-name="gr44" draw:text-style-name="P4" draw:layer="layout" svg:width="0.605cm" svg:height="1.515cm" svg:x="11.528cm" svg:y="5.366cm" svg:viewBox="0 0 606 1516" draw:points="0,1167 0,0 606,350 606,1516">
                <text:p/>
              </draw:polygon>
              <draw:polygon draw:style-name="gr45" draw:text-style-name="P4" draw:layer="layout" svg:width="0.858cm" svg:height="1.661cm" svg:x="12.134cm" svg:y="5.22cm" svg:viewBox="0 0 859 1662" draw:points="0,1662 0,496 859,0 859,1167">
                <text:p/>
              </draw:polygon>
              <draw:polygon draw:style-name="gr46" draw:text-style-name="P4" draw:layer="layout" svg:width="1.464cm" svg:height="0.845cm" svg:x="11.528cm" svg:y="4.87cm" svg:viewBox="0 0 1465 846" draw:points="606,846 0,496 859,0 1465,350">
                <text:p/>
              </draw:polygon>
              <draw:polygon draw:style-name="gr47" draw:text-style-name="P4" draw:layer="layout" svg:width="1.464cm" svg:height="2.011cm" svg:x="11.528cm" svg:y="4.87cm" svg:viewBox="0 0 1465 2012" draw:points="0,1662 0,496 859,0 1465,350 1465,1516 606,2012">
                <text:p/>
              </draw:polygon>
              <draw:line draw:style-name="gr48" draw:text-style-name="P4" draw:layer="layout" svg:x1="12.033cm" svg:y1="6.591cm" svg:x2="11.629cm" svg:y2="6.358cm">
                <text:p/>
              </draw:line>
              <draw:line draw:style-name="gr49" draw:text-style-name="P4" draw:layer="layout" svg:x1="12.033cm" svg:y1="6.707cm" svg:x2="11.629cm" svg:y2="6.474cm">
                <text:p/>
              </draw:line>
              <draw:line draw:style-name="gr50" draw:text-style-name="P4" draw:layer="layout" svg:x1="12.033cm" svg:y1="6.649cm" svg:x2="11.629cm" svg:y2="6.416cm">
                <text:p/>
              </draw:line>
              <draw:polyline draw:style-name="gr51" draw:text-style-name="P4" draw:layer="layout" svg:width="0.504cm" svg:height="0.349cm" svg:x="11.578cm" svg:y="5.541cm" svg:viewBox="0 0 505 350" draw:points="505,350 0,58 0,0">
                <text:p/>
              </draw:polyline>
              <draw:polyline draw:style-name="gr52" draw:text-style-name="P4" draw:layer="layout" svg:width="0.495cm" svg:height="0.35cm" svg:x="11.587cm" svg:y="5.54cm" svg:viewBox="0 0 496 351" draw:points="496,351 496,293 0,0">
                <text:p/>
              </draw:polyline>
              <draw:polygon draw:style-name="gr53" draw:text-style-name="P4" draw:layer="layout" svg:width="0.058cm" svg:height="0.102cm" svg:x="11.766cm" svg:y="6.123cm" svg:viewBox="0 0 59 103" draw:points="0,69 0,0 59,34 59,103">
                <text:p/>
              </draw:polygon>
              <draw:line draw:style-name="gr54" draw:text-style-name="P4" draw:layer="layout" svg:x1="12.033cm" svg:y1="6.532cm" svg:x2="11.629cm" svg:y2="6.299cm">
                <text:p/>
              </draw:line>
            </draw:g>
          </draw:g>
          <draw:custom-shape draw:style-name="gr55" draw:text-style-name="P1" draw:layer="layout" svg:width="2.237cm" svg:height="1.377cm" svg:x="12.285cm" svg:y="5.485cm">
            <text:p text:style-name="P1">.a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56" draw:text-style-name="P2" draw:layer="layout" svg:width="1.134cm" svg:height="0.664cm" svg:x="9.709cm" svg:y="2.672cm" svg:viewBox="0 0 1135 665" svg:d="M0 665c321 0 825-210 1042-348 218-139 0-317-109-317z">
            <text:p/>
          </draw:path>
          <draw:g>
            <draw:polygon draw:style-name="gr57" draw:text-style-name="P4" draw:layer="layout" svg:width="0.658cm" svg:height="1.647cm" svg:x="9.05cm" svg:y="1.689cm" svg:viewBox="0 0 659 1648" draw:points="0,1267 0,0 659,380 659,1648">
              <text:p/>
            </draw:polygon>
            <draw:polygon draw:style-name="gr58" draw:text-style-name="P4" draw:layer="layout" svg:width="0.932cm" svg:height="1.805cm" svg:x="9.709cm" svg:y="1.531cm" svg:viewBox="0 0 933 1806" draw:points="0,1806 0,539 933,0 933,1267">
              <text:p/>
            </draw:polygon>
            <draw:polygon draw:style-name="gr59" draw:text-style-name="P4" draw:layer="layout" svg:width="1.591cm" svg:height="0.918cm" svg:x="9.05cm" svg:y="1.151cm" svg:viewBox="0 0 1592 919" draw:points="659,919 0,539 933,0 1592,380">
              <text:p/>
            </draw:polygon>
            <draw:polygon draw:style-name="gr60" draw:text-style-name="P4" draw:layer="layout" svg:width="1.591cm" svg:height="2.185cm" svg:x="9.05cm" svg:y="1.151cm" svg:viewBox="0 0 1592 2186" draw:points="0,1806 0,539 933,0 1592,380 1592,1648 659,2186">
              <text:p/>
            </draw:polygon>
            <draw:line draw:style-name="gr61" draw:text-style-name="P4" draw:layer="layout" svg:x1="9.599cm" svg:y1="3.02cm" svg:x2="9.16cm" svg:y2="2.767cm">
              <text:p/>
            </draw:line>
            <draw:line draw:style-name="gr62" draw:text-style-name="P4" draw:layer="layout" svg:x1="9.599cm" svg:y1="3.146cm" svg:x2="9.16cm" svg:y2="2.893cm">
              <text:p/>
            </draw:line>
            <draw:line draw:style-name="gr63" draw:text-style-name="P4" draw:layer="layout" svg:x1="9.599cm" svg:y1="3.083cm" svg:x2="9.16cm" svg:y2="2.83cm">
              <text:p/>
            </draw:line>
            <draw:polyline draw:style-name="gr64" draw:text-style-name="P4" draw:layer="layout" svg:width="0.548cm" svg:height="0.379cm" svg:x="9.105cm" svg:y="1.88cm" svg:viewBox="0 0 549 380" draw:points="549,380 0,63 0,0">
              <text:p/>
            </draw:polyline>
            <draw:polyline draw:style-name="gr65" draw:text-style-name="P4" draw:layer="layout" svg:width="0.538cm" svg:height="0.381cm" svg:x="9.114cm" svg:y="1.878cm" svg:viewBox="0 0 539 382" draw:points="539,382 539,318 0,0">
              <text:p/>
            </draw:polyline>
            <draw:polygon draw:style-name="gr66" draw:text-style-name="P4" draw:layer="layout" svg:width="0.063cm" svg:height="0.111cm" svg:x="9.308cm" svg:y="2.512cm" svg:viewBox="0 0 64 112" draw:points="0,75 0,0 64,37 64,112">
              <text:p/>
            </draw:polygon>
            <draw:line draw:style-name="gr67" draw:text-style-name="P4" draw:layer="layout" svg:x1="9.599cm" svg:y1="2.956cm" svg:x2="9.16cm" svg:y2="2.703cm">
              <text:p/>
            </draw:line>
          </draw:g>
        </draw:g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68" draw:text-style-name="P2" draw:layer="layout" svg:width="1.134cm" svg:height="0.664cm" svg:x="11.832cm" svg:y="2.672cm" svg:viewBox="0 0 1135 665" svg:d="M0 665c321 0 825-210 1042-348 218-139 0-317-109-317z">
            <text:p/>
          </draw:path>
          <draw:g>
            <draw:polygon draw:style-name="gr69" draw:text-style-name="P4" draw:layer="layout" svg:width="0.658cm" svg:height="1.647cm" svg:x="11.173cm" svg:y="1.689cm" svg:viewBox="0 0 659 1648" draw:points="0,1267 0,0 659,380 659,1648">
              <text:p/>
            </draw:polygon>
            <draw:polygon draw:style-name="gr70" draw:text-style-name="P4" draw:layer="layout" svg:width="0.932cm" svg:height="1.805cm" svg:x="11.832cm" svg:y="1.531cm" svg:viewBox="0 0 933 1806" draw:points="0,1806 0,539 933,0 933,1267">
              <text:p/>
            </draw:polygon>
            <draw:polygon draw:style-name="gr71" draw:text-style-name="P4" draw:layer="layout" svg:width="1.591cm" svg:height="0.918cm" svg:x="11.173cm" svg:y="1.151cm" svg:viewBox="0 0 1592 919" draw:points="659,919 0,539 933,0 1592,380">
              <text:p/>
            </draw:polygon>
            <draw:polygon draw:style-name="gr72" draw:text-style-name="P4" draw:layer="layout" svg:width="1.591cm" svg:height="2.185cm" svg:x="11.173cm" svg:y="1.151cm" svg:viewBox="0 0 1592 2186" draw:points="0,1806 0,539 933,0 1592,380 1592,1648 659,2186">
              <text:p/>
            </draw:polygon>
            <draw:line draw:style-name="gr73" draw:text-style-name="P4" draw:layer="layout" svg:x1="11.722cm" svg:y1="3.02cm" svg:x2="11.283cm" svg:y2="2.767cm">
              <text:p/>
            </draw:line>
            <draw:line draw:style-name="gr74" draw:text-style-name="P4" draw:layer="layout" svg:x1="11.722cm" svg:y1="3.146cm" svg:x2="11.283cm" svg:y2="2.893cm">
              <text:p/>
            </draw:line>
            <draw:line draw:style-name="gr75" draw:text-style-name="P4" draw:layer="layout" svg:x1="11.722cm" svg:y1="3.083cm" svg:x2="11.283cm" svg:y2="2.83cm">
              <text:p/>
            </draw:line>
            <draw:polyline draw:style-name="gr76" draw:text-style-name="P4" draw:layer="layout" svg:width="0.548cm" svg:height="0.379cm" svg:x="11.228cm" svg:y="1.88cm" svg:viewBox="0 0 549 380" draw:points="549,380 0,63 0,0">
              <text:p/>
            </draw:polyline>
            <draw:polyline draw:style-name="gr77" draw:text-style-name="P4" draw:layer="layout" svg:width="0.538cm" svg:height="0.381cm" svg:x="11.237cm" svg:y="1.878cm" svg:viewBox="0 0 539 382" draw:points="539,382 539,318 0,0">
              <text:p/>
            </draw:polyline>
            <draw:polygon draw:style-name="gr78" draw:text-style-name="P4" draw:layer="layout" svg:width="0.063cm" svg:height="0.111cm" svg:x="11.431cm" svg:y="2.512cm" svg:viewBox="0 0 64 112" draw:points="0,75 0,0 64,37 64,112">
              <text:p/>
            </draw:polygon>
            <draw:line draw:style-name="gr79" draw:text-style-name="P4" draw:layer="layout" svg:x1="11.722cm" svg:y1="2.956cm" svg:x2="11.283cm" svg:y2="2.703cm">
              <text:p/>
            </draw:line>
          </draw:g>
        </draw:g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80" draw:text-style-name="P2" draw:layer="layout" svg:width="1.134cm" svg:height="0.664cm" svg:x="13.954cm" svg:y="2.672cm" svg:viewBox="0 0 1135 665" svg:d="M0 665c321 0 825-210 1042-348 218-139 0-317-109-317z">
            <text:p/>
          </draw:path>
          <draw:g>
            <draw:polygon draw:style-name="gr81" draw:text-style-name="P4" draw:layer="layout" svg:width="0.658cm" svg:height="1.647cm" svg:x="13.295cm" svg:y="1.689cm" svg:viewBox="0 0 659 1648" draw:points="0,1267 0,0 659,380 659,1648">
              <text:p/>
            </draw:polygon>
            <draw:polygon draw:style-name="gr82" draw:text-style-name="P4" draw:layer="layout" svg:width="0.932cm" svg:height="1.805cm" svg:x="13.954cm" svg:y="1.531cm" svg:viewBox="0 0 933 1806" draw:points="0,1806 0,539 933,0 933,1267">
              <text:p/>
            </draw:polygon>
            <draw:polygon draw:style-name="gr83" draw:text-style-name="P4" draw:layer="layout" svg:width="1.591cm" svg:height="0.918cm" svg:x="13.295cm" svg:y="1.151cm" svg:viewBox="0 0 1592 919" draw:points="659,919 0,539 933,0 1592,380">
              <text:p/>
            </draw:polygon>
            <draw:polygon draw:style-name="gr84" draw:text-style-name="P4" draw:layer="layout" svg:width="1.591cm" svg:height="2.185cm" svg:x="13.295cm" svg:y="1.151cm" svg:viewBox="0 0 1592 2186" draw:points="0,1806 0,539 933,0 1592,380 1592,1648 659,2186">
              <text:p/>
            </draw:polygon>
            <draw:line draw:style-name="gr85" draw:text-style-name="P4" draw:layer="layout" svg:x1="13.844cm" svg:y1="3.02cm" svg:x2="13.405cm" svg:y2="2.767cm">
              <text:p/>
            </draw:line>
            <draw:line draw:style-name="gr86" draw:text-style-name="P4" draw:layer="layout" svg:x1="13.844cm" svg:y1="3.146cm" svg:x2="13.405cm" svg:y2="2.893cm">
              <text:p/>
            </draw:line>
            <draw:line draw:style-name="gr87" draw:text-style-name="P4" draw:layer="layout" svg:x1="13.844cm" svg:y1="3.083cm" svg:x2="13.405cm" svg:y2="2.83cm">
              <text:p/>
            </draw:line>
            <draw:polyline draw:style-name="gr88" draw:text-style-name="P4" draw:layer="layout" svg:width="0.548cm" svg:height="0.379cm" svg:x="13.35cm" svg:y="1.88cm" svg:viewBox="0 0 549 380" draw:points="549,380 0,63 0,0">
              <text:p/>
            </draw:polyline>
            <draw:polyline draw:style-name="gr89" draw:text-style-name="P4" draw:layer="layout" svg:width="0.538cm" svg:height="0.381cm" svg:x="13.359cm" svg:y="1.878cm" svg:viewBox="0 0 539 382" draw:points="539,382 539,318 0,0">
              <text:p/>
            </draw:polyline>
            <draw:polygon draw:style-name="gr90" draw:text-style-name="P4" draw:layer="layout" svg:width="0.063cm" svg:height="0.111cm" svg:x="13.553cm" svg:y="2.512cm" svg:viewBox="0 0 64 112" draw:points="0,75 0,0 64,37 64,112">
              <text:p/>
            </draw:polygon>
            <draw:line draw:style-name="gr91" draw:text-style-name="P4" draw:layer="layout" svg:x1="13.844cm" svg:y1="2.956cm" svg:x2="13.405cm" svg:y2="2.703cm">
              <text:p/>
            </draw:line>
          </draw:g>
        </draw:g>
        <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92" draw:text-style-name="P2" draw:layer="layout" svg:width="1.044cm" svg:height="0.611cm" svg:x="16.206cm" svg:y="5.762cm" svg:viewBox="0 0 1045 612" svg:d="M0 612c296 0 759-193 959-320 200-128 0-292-100-292z">
              <text:p/>
            </draw:path>
            <draw:g>
              <draw:polygon draw:style-name="gr93" draw:text-style-name="P4" draw:layer="layout" svg:width="0.605cm" svg:height="1.515cm" svg:x="15.6cm" svg:y="4.858cm" svg:viewBox="0 0 606 1516" draw:points="0,1167 0,0 606,350 606,1516">
                <text:p/>
              </draw:polygon>
              <draw:polygon draw:style-name="gr94" draw:text-style-name="P4" draw:layer="layout" svg:width="0.858cm" svg:height="1.661cm" svg:x="16.206cm" svg:y="4.712cm" svg:viewBox="0 0 859 1662" draw:points="0,1662 0,496 859,0 859,1167">
                <text:p/>
              </draw:polygon>
              <draw:polygon draw:style-name="gr95" draw:text-style-name="P4" draw:layer="layout" svg:width="1.464cm" svg:height="0.845cm" svg:x="15.6cm" svg:y="4.362cm" svg:viewBox="0 0 1465 846" draw:points="606,846 0,496 859,0 1465,350">
                <text:p/>
              </draw:polygon>
              <draw:polygon draw:style-name="gr96" draw:text-style-name="P4" draw:layer="layout" svg:width="1.464cm" svg:height="2.011cm" svg:x="15.6cm" svg:y="4.362cm" svg:viewBox="0 0 1465 2012" draw:points="0,1662 0,496 859,0 1465,350 1465,1516 606,2012">
                <text:p/>
              </draw:polygon>
              <draw:line draw:style-name="gr97" draw:text-style-name="P4" draw:layer="layout" svg:x1="16.105cm" svg:y1="6.083cm" svg:x2="15.701cm" svg:y2="5.85cm">
                <text:p/>
              </draw:line>
              <draw:line draw:style-name="gr98" draw:text-style-name="P4" draw:layer="layout" svg:x1="16.105cm" svg:y1="6.199cm" svg:x2="15.701cm" svg:y2="5.966cm">
                <text:p/>
              </draw:line>
              <draw:line draw:style-name="gr99" draw:text-style-name="P4" draw:layer="layout" svg:x1="16.105cm" svg:y1="6.141cm" svg:x2="15.701cm" svg:y2="5.908cm">
                <text:p/>
              </draw:line>
              <draw:polyline draw:style-name="gr100" draw:text-style-name="P4" draw:layer="layout" svg:width="0.504cm" svg:height="0.349cm" svg:x="15.65cm" svg:y="5.033cm" svg:viewBox="0 0 505 350" draw:points="505,350 0,58 0,0">
                <text:p/>
              </draw:polyline>
              <draw:polyline draw:style-name="gr101" draw:text-style-name="P4" draw:layer="layout" svg:width="0.495cm" svg:height="0.35cm" svg:x="15.659cm" svg:y="5.032cm" svg:viewBox="0 0 496 351" draw:points="496,351 496,293 0,0">
                <text:p/>
              </draw:polyline>
              <draw:polygon draw:style-name="gr102" draw:text-style-name="P4" draw:layer="layout" svg:width="0.058cm" svg:height="0.102cm" svg:x="15.838cm" svg:y="5.615cm" svg:viewBox="0 0 59 103" draw:points="0,69 0,0 59,34 59,103">
                <text:p/>
              </draw:polygon>
              <draw:line draw:style-name="gr103" draw:text-style-name="P4" draw:layer="layout" svg:x1="16.105cm" svg:y1="6.024cm" svg:x2="15.701cm" svg:y2="5.791cm">
                <text:p/>
              </draw:line>
            </draw:g>
          </draw:g>
          <draw:custom-shape draw:style-name="gr55" draw:text-style-name="P1" draw:layer="layout" svg:width="2.237cm" svg:height="1.377cm" svg:x="16.357cm" svg:y="4.977cm">
            <text:p text:style-name="P1">.co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104" draw:text-style-name="P2" draw:layer="layout" svg:width="1.044cm" svg:height="0.611cm" svg:x="18.565cm" svg:y="4.853cm" svg:viewBox="0 0 1045 612" svg:d="M0 612c296 0 759-193 959-320 200-128 0-292-100-292z">
              <text:p/>
            </draw:path>
            <draw:g>
              <draw:polygon draw:style-name="gr105" draw:text-style-name="P4" draw:layer="layout" svg:width="0.605cm" svg:height="1.515cm" svg:x="17.959cm" svg:y="3.949cm" svg:viewBox="0 0 606 1516" draw:points="0,1167 0,0 606,350 606,1516">
                <text:p/>
              </draw:polygon>
              <draw:polygon draw:style-name="gr106" draw:text-style-name="P4" draw:layer="layout" svg:width="0.858cm" svg:height="1.661cm" svg:x="18.565cm" svg:y="3.803cm" svg:viewBox="0 0 859 1662" draw:points="0,1662 0,496 859,0 859,1167">
                <text:p/>
              </draw:polygon>
              <draw:polygon draw:style-name="gr107" draw:text-style-name="P4" draw:layer="layout" svg:width="1.464cm" svg:height="0.845cm" svg:x="17.959cm" svg:y="3.453cm" svg:viewBox="0 0 1465 846" draw:points="606,846 0,496 859,0 1465,350">
                <text:p/>
              </draw:polygon>
              <draw:polygon draw:style-name="gr108" draw:text-style-name="P4" draw:layer="layout" svg:width="1.464cm" svg:height="2.011cm" svg:x="17.959cm" svg:y="3.453cm" svg:viewBox="0 0 1465 2012" draw:points="0,1662 0,496 859,0 1465,350 1465,1516 606,2012">
                <text:p/>
              </draw:polygon>
              <draw:line draw:style-name="gr109" draw:text-style-name="P4" draw:layer="layout" svg:x1="18.464cm" svg:y1="5.174cm" svg:x2="18.06cm" svg:y2="4.941cm">
                <text:p/>
              </draw:line>
              <draw:line draw:style-name="gr110" draw:text-style-name="P4" draw:layer="layout" svg:x1="18.464cm" svg:y1="5.29cm" svg:x2="18.06cm" svg:y2="5.057cm">
                <text:p/>
              </draw:line>
              <draw:line draw:style-name="gr111" draw:text-style-name="P4" draw:layer="layout" svg:x1="18.464cm" svg:y1="5.232cm" svg:x2="18.06cm" svg:y2="4.999cm">
                <text:p/>
              </draw:line>
              <draw:polyline draw:style-name="gr112" draw:text-style-name="P4" draw:layer="layout" svg:width="0.504cm" svg:height="0.349cm" svg:x="18.009cm" svg:y="4.124cm" svg:viewBox="0 0 505 350" draw:points="505,350 0,58 0,0">
                <text:p/>
              </draw:polyline>
              <draw:polyline draw:style-name="gr113" draw:text-style-name="P4" draw:layer="layout" svg:width="0.495cm" svg:height="0.35cm" svg:x="18.018cm" svg:y="4.123cm" svg:viewBox="0 0 496 351" draw:points="496,351 496,293 0,0">
                <text:p/>
              </draw:polyline>
              <draw:polygon draw:style-name="gr114" draw:text-style-name="P4" draw:layer="layout" svg:width="0.058cm" svg:height="0.102cm" svg:x="18.197cm" svg:y="4.706cm" svg:viewBox="0 0 59 103" draw:points="0,69 0,0 59,34 59,103">
                <text:p/>
              </draw:polygon>
              <draw:line draw:style-name="gr115" draw:text-style-name="P4" draw:layer="layout" svg:x1="18.464cm" svg:y1="5.115cm" svg:x2="18.06cm" svg:y2="4.882cm">
                <text:p/>
              </draw:line>
            </draw:g>
          </draw:g>
          <draw:custom-shape draw:style-name="gr55" draw:text-style-name="P1" draw:layer="layout" svg:width="2.237cm" svg:height="1.377cm" svg:x="18.716cm" svg:y="4.068cm">
            <text:p text:style-name="P1">.mi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116" draw:text-style-name="P2" draw:layer="layout" svg:width="1.044cm" svg:height="0.611cm" svg:x="21.286cm" svg:y="6.397cm" svg:viewBox="0 0 1045 612" svg:d="M0 612c296 0 759-193 959-320 200-128 0-292-100-292z">
              <text:p/>
            </draw:path>
            <draw:g>
              <draw:polygon draw:style-name="gr117" draw:text-style-name="P4" draw:layer="layout" svg:width="0.605cm" svg:height="1.515cm" svg:x="20.68cm" svg:y="5.493cm" svg:viewBox="0 0 606 1516" draw:points="0,1167 0,0 606,350 606,1516">
                <text:p/>
              </draw:polygon>
              <draw:polygon draw:style-name="gr118" draw:text-style-name="P4" draw:layer="layout" svg:width="0.858cm" svg:height="1.661cm" svg:x="21.286cm" svg:y="5.347cm" svg:viewBox="0 0 859 1662" draw:points="0,1662 0,496 859,0 859,1167">
                <text:p/>
              </draw:polygon>
              <draw:polygon draw:style-name="gr119" draw:text-style-name="P4" draw:layer="layout" svg:width="1.464cm" svg:height="0.845cm" svg:x="20.68cm" svg:y="4.997cm" svg:viewBox="0 0 1465 846" draw:points="606,846 0,496 859,0 1465,350">
                <text:p/>
              </draw:polygon>
              <draw:polygon draw:style-name="gr120" draw:text-style-name="P4" draw:layer="layout" svg:width="1.464cm" svg:height="2.011cm" svg:x="20.68cm" svg:y="4.997cm" svg:viewBox="0 0 1465 2012" draw:points="0,1662 0,496 859,0 1465,350 1465,1516 606,2012">
                <text:p/>
              </draw:polygon>
              <draw:line draw:style-name="gr121" draw:text-style-name="P4" draw:layer="layout" svg:x1="21.185cm" svg:y1="6.718cm" svg:x2="20.781cm" svg:y2="6.485cm">
                <text:p/>
              </draw:line>
              <draw:line draw:style-name="gr122" draw:text-style-name="P4" draw:layer="layout" svg:x1="21.185cm" svg:y1="6.834cm" svg:x2="20.781cm" svg:y2="6.601cm">
                <text:p/>
              </draw:line>
              <draw:line draw:style-name="gr123" draw:text-style-name="P4" draw:layer="layout" svg:x1="21.185cm" svg:y1="6.776cm" svg:x2="20.781cm" svg:y2="6.543cm">
                <text:p/>
              </draw:line>
              <draw:polyline draw:style-name="gr124" draw:text-style-name="P4" draw:layer="layout" svg:width="0.504cm" svg:height="0.349cm" svg:x="20.73cm" svg:y="5.668cm" svg:viewBox="0 0 505 350" draw:points="505,350 0,58 0,0">
                <text:p/>
              </draw:polyline>
              <draw:polyline draw:style-name="gr125" draw:text-style-name="P4" draw:layer="layout" svg:width="0.495cm" svg:height="0.35cm" svg:x="20.739cm" svg:y="5.667cm" svg:viewBox="0 0 496 351" draw:points="496,351 496,293 0,0">
                <text:p/>
              </draw:polyline>
              <draw:polygon draw:style-name="gr126" draw:text-style-name="P4" draw:layer="layout" svg:width="0.058cm" svg:height="0.102cm" svg:x="20.918cm" svg:y="6.25cm" svg:viewBox="0 0 59 103" draw:points="0,69 0,0 59,34 59,103">
                <text:p/>
              </draw:polygon>
              <draw:line draw:style-name="gr127" draw:text-style-name="P4" draw:layer="layout" svg:x1="21.185cm" svg:y1="6.659cm" svg:x2="20.781cm" svg:y2="6.426cm">
                <text:p/>
              </draw:line>
            </draw:g>
          </draw:g>
          <draw:custom-shape draw:style-name="gr55" draw:text-style-name="P1" draw:layer="layout" svg:width="2.237cm" svg:height="1.377cm" svg:x="21.437cm" svg:y="5.612cm">
            <text:p text:style-name="P1">.org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128" draw:text-style-name="P2" draw:layer="layout" svg:width="1.044cm" svg:height="0.611cm" svg:x="23.85cm" svg:y="7.461cm" svg:viewBox="0 0 1045 612" svg:d="M0 612c296 0 759-193 959-320 200-128 0-292-100-292z">
              <text:p/>
            </draw:path>
            <draw:g>
              <draw:polygon draw:style-name="gr129" draw:text-style-name="P4" draw:layer="layout" svg:width="0.605cm" svg:height="1.515cm" svg:x="23.244cm" svg:y="6.557cm" svg:viewBox="0 0 606 1516" draw:points="0,1167 0,0 606,350 606,1516">
                <text:p/>
              </draw:polygon>
              <draw:polygon draw:style-name="gr130" draw:text-style-name="P4" draw:layer="layout" svg:width="0.858cm" svg:height="1.661cm" svg:x="23.85cm" svg:y="6.411cm" svg:viewBox="0 0 859 1662" draw:points="0,1662 0,496 859,0 859,1167">
                <text:p/>
              </draw:polygon>
              <draw:polygon draw:style-name="gr131" draw:text-style-name="P4" draw:layer="layout" svg:width="1.464cm" svg:height="0.845cm" svg:x="23.244cm" svg:y="6.061cm" svg:viewBox="0 0 1465 846" draw:points="606,846 0,496 859,0 1465,350">
                <text:p/>
              </draw:polygon>
              <draw:polygon draw:style-name="gr132" draw:text-style-name="P4" draw:layer="layout" svg:width="1.464cm" svg:height="2.011cm" svg:x="23.244cm" svg:y="6.061cm" svg:viewBox="0 0 1465 2012" draw:points="0,1662 0,496 859,0 1465,350 1465,1516 606,2012">
                <text:p/>
              </draw:polygon>
              <draw:line draw:style-name="gr133" draw:text-style-name="P4" draw:layer="layout" svg:x1="23.749cm" svg:y1="7.782cm" svg:x2="23.345cm" svg:y2="7.549cm">
                <text:p/>
              </draw:line>
              <draw:line draw:style-name="gr134" draw:text-style-name="P4" draw:layer="layout" svg:x1="23.749cm" svg:y1="7.898cm" svg:x2="23.345cm" svg:y2="7.665cm">
                <text:p/>
              </draw:line>
              <draw:line draw:style-name="gr135" draw:text-style-name="P4" draw:layer="layout" svg:x1="23.749cm" svg:y1="7.84cm" svg:x2="23.345cm" svg:y2="7.607cm">
                <text:p/>
              </draw:line>
              <draw:polyline draw:style-name="gr136" draw:text-style-name="P4" draw:layer="layout" svg:width="0.504cm" svg:height="0.349cm" svg:x="23.294cm" svg:y="6.732cm" svg:viewBox="0 0 505 350" draw:points="505,350 0,58 0,0">
                <text:p/>
              </draw:polyline>
              <draw:polyline draw:style-name="gr137" draw:text-style-name="P4" draw:layer="layout" svg:width="0.495cm" svg:height="0.35cm" svg:x="23.303cm" svg:y="6.731cm" svg:viewBox="0 0 496 351" draw:points="496,351 496,293 0,0">
                <text:p/>
              </draw:polyline>
              <draw:polygon draw:style-name="gr138" draw:text-style-name="P4" draw:layer="layout" svg:width="0.058cm" svg:height="0.102cm" svg:x="23.482cm" svg:y="7.314cm" svg:viewBox="0 0 59 103" draw:points="0,69 0,0 59,34 59,103">
                <text:p/>
              </draw:polygon>
              <draw:line draw:style-name="gr139" draw:text-style-name="P4" draw:layer="layout" svg:x1="23.749cm" svg:y1="7.723cm" svg:x2="23.345cm" svg:y2="7.49cm">
                <text:p/>
              </draw:line>
            </draw:g>
          </draw:g>
          <draw:custom-shape draw:style-name="gr55" draw:text-style-name="P1" draw:layer="layout" svg:width="2.237cm" svg:height="1.377cm" svg:x="24.001cm" svg:y="6.676cm">
            <text:p text:style-name="P1">.edu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140" draw:text-style-name="P2" draw:layer="layout" svg:width="1.044cm" svg:height="0.611cm" svg:x="18.692cm" svg:y="7.54cm" svg:viewBox="0 0 1045 612" svg:d="M0 612c296 0 759-193 959-320 200-128 0-292-100-292z">
              <text:p/>
            </draw:path>
            <draw:g>
              <draw:polygon draw:style-name="gr141" draw:text-style-name="P4" draw:layer="layout" svg:width="0.605cm" svg:height="1.515cm" svg:x="18.086cm" svg:y="6.636cm" svg:viewBox="0 0 606 1516" draw:points="0,1167 0,0 606,350 606,1516">
                <text:p/>
              </draw:polygon>
              <draw:polygon draw:style-name="gr142" draw:text-style-name="P4" draw:layer="layout" svg:width="0.858cm" svg:height="1.661cm" svg:x="18.692cm" svg:y="6.49cm" svg:viewBox="0 0 859 1662" draw:points="0,1662 0,496 859,0 859,1167">
                <text:p/>
              </draw:polygon>
              <draw:polygon draw:style-name="gr143" draw:text-style-name="P4" draw:layer="layout" svg:width="1.464cm" svg:height="0.845cm" svg:x="18.086cm" svg:y="6.14cm" svg:viewBox="0 0 1465 846" draw:points="606,846 0,496 859,0 1465,350">
                <text:p/>
              </draw:polygon>
              <draw:polygon draw:style-name="gr144" draw:text-style-name="P4" draw:layer="layout" svg:width="1.464cm" svg:height="2.011cm" svg:x="18.086cm" svg:y="6.14cm" svg:viewBox="0 0 1465 2012" draw:points="0,1662 0,496 859,0 1465,350 1465,1516 606,2012">
                <text:p/>
              </draw:polygon>
              <draw:line draw:style-name="gr145" draw:text-style-name="P4" draw:layer="layout" svg:x1="18.591cm" svg:y1="7.861cm" svg:x2="18.187cm" svg:y2="7.628cm">
                <text:p/>
              </draw:line>
              <draw:line draw:style-name="gr146" draw:text-style-name="P4" draw:layer="layout" svg:x1="18.591cm" svg:y1="7.977cm" svg:x2="18.187cm" svg:y2="7.744cm">
                <text:p/>
              </draw:line>
              <draw:line draw:style-name="gr147" draw:text-style-name="P4" draw:layer="layout" svg:x1="18.591cm" svg:y1="7.919cm" svg:x2="18.187cm" svg:y2="7.686cm">
                <text:p/>
              </draw:line>
              <draw:polyline draw:style-name="gr148" draw:text-style-name="P4" draw:layer="layout" svg:width="0.504cm" svg:height="0.349cm" svg:x="18.136cm" svg:y="6.811cm" svg:viewBox="0 0 505 350" draw:points="505,350 0,58 0,0">
                <text:p/>
              </draw:polyline>
              <draw:polyline draw:style-name="gr149" draw:text-style-name="P4" draw:layer="layout" svg:width="0.495cm" svg:height="0.35cm" svg:x="18.145cm" svg:y="6.81cm" svg:viewBox="0 0 496 351" draw:points="496,351 496,293 0,0">
                <text:p/>
              </draw:polyline>
              <draw:polygon draw:style-name="gr150" draw:text-style-name="P4" draw:layer="layout" svg:width="0.058cm" svg:height="0.102cm" svg:x="18.324cm" svg:y="7.393cm" svg:viewBox="0 0 59 103" draw:points="0,69 0,0 59,34 59,103">
                <text:p/>
              </draw:polygon>
              <draw:line draw:style-name="gr151" draw:text-style-name="P4" draw:layer="layout" svg:x1="18.591cm" svg:y1="7.802cm" svg:x2="18.187cm" svg:y2="7.569cm">
                <text:p/>
              </draw:line>
            </draw:g>
          </draw:g>
          <draw:custom-shape draw:style-name="gr55" draw:text-style-name="P1" draw:layer="layout" svg:width="2.237cm" svg:height="1.377cm" svg:x="18.843cm" svg:y="6.755cm">
            <text:p text:style-name="P1">.gov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152" draw:text-style-name="P2" draw:layer="layout" svg:width="1.044cm" svg:height="0.611cm" svg:x="17.281cm" svg:y="10.656cm" svg:viewBox="0 0 1045 612" svg:d="M0 612c296 0 759-193 959-320 200-128 0-292-100-292z">
              <text:p/>
            </draw:path>
            <draw:g>
              <draw:polygon draw:style-name="gr153" draw:text-style-name="P4" draw:layer="layout" svg:width="0.605cm" svg:height="1.515cm" svg:x="16.675cm" svg:y="9.752cm" svg:viewBox="0 0 606 1516" draw:points="0,1167 0,0 606,350 606,1516">
                <text:p/>
              </draw:polygon>
              <draw:polygon draw:style-name="gr154" draw:text-style-name="P4" draw:layer="layout" svg:width="0.858cm" svg:height="1.661cm" svg:x="17.281cm" svg:y="9.606cm" svg:viewBox="0 0 859 1662" draw:points="0,1662 0,496 859,0 859,1167">
                <text:p/>
              </draw:polygon>
              <draw:polygon draw:style-name="gr155" draw:text-style-name="P4" draw:layer="layout" svg:width="1.464cm" svg:height="0.845cm" svg:x="16.675cm" svg:y="9.256cm" svg:viewBox="0 0 1465 846" draw:points="606,846 0,496 859,0 1465,350">
                <text:p/>
              </draw:polygon>
              <draw:polygon draw:style-name="gr156" draw:text-style-name="P4" draw:layer="layout" svg:width="1.464cm" svg:height="2.011cm" svg:x="16.675cm" svg:y="9.256cm" svg:viewBox="0 0 1465 2012" draw:points="0,1662 0,496 859,0 1465,350 1465,1516 606,2012">
                <text:p/>
              </draw:polygon>
              <draw:line draw:style-name="gr157" draw:text-style-name="P4" draw:layer="layout" svg:x1="17.18cm" svg:y1="10.977cm" svg:x2="16.776cm" svg:y2="10.744cm">
                <text:p/>
              </draw:line>
              <draw:line draw:style-name="gr158" draw:text-style-name="P4" draw:layer="layout" svg:x1="17.18cm" svg:y1="11.093cm" svg:x2="16.776cm" svg:y2="10.86cm">
                <text:p/>
              </draw:line>
              <draw:line draw:style-name="gr159" draw:text-style-name="P4" draw:layer="layout" svg:x1="17.18cm" svg:y1="11.035cm" svg:x2="16.776cm" svg:y2="10.802cm">
                <text:p/>
              </draw:line>
              <draw:polyline draw:style-name="gr160" draw:text-style-name="P4" draw:layer="layout" svg:width="0.504cm" svg:height="0.349cm" svg:x="16.725cm" svg:y="9.927cm" svg:viewBox="0 0 505 350" draw:points="505,350 0,58 0,0">
                <text:p/>
              </draw:polyline>
              <draw:polyline draw:style-name="gr161" draw:text-style-name="P4" draw:layer="layout" svg:width="0.495cm" svg:height="0.35cm" svg:x="16.734cm" svg:y="9.926cm" svg:viewBox="0 0 496 351" draw:points="496,351 496,293 0,0">
                <text:p/>
              </draw:polyline>
              <draw:polygon draw:style-name="gr162" draw:text-style-name="P4" draw:layer="layout" svg:width="0.058cm" svg:height="0.102cm" svg:x="16.913cm" svg:y="10.509cm" svg:viewBox="0 0 59 103" draw:points="0,69 0,0 59,34 59,103">
                <text:p/>
              </draw:polygon>
              <draw:line draw:style-name="gr163" draw:text-style-name="P4" draw:layer="layout" svg:x1="17.18cm" svg:y1="10.918cm" svg:x2="16.776cm" svg:y2="10.685cm">
                <text:p/>
              </draw:line>
            </draw:g>
          </draw:g>
          <draw:custom-shape draw:style-name="gr164" draw:text-style-name="P1" draw:layer="layout" svg:width="2.799cm" svg:height="1.377cm" svg:x="17.432cm" svg:y="9.871cm">
            <text:p text:style-name="P1">.edu.a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5" draw:text-style-name="P1" draw:layer="layout" svg:width="24.892cm" svg:height="3.683cm" svg:x="2.324cm" svg:y="12.364cm">
          <text:p/>
          <draw:enhanced-geometry svg:viewBox="0 0 21600 21600" draw:type="rectangle" draw:enhanced-path="M 0 0 L 21600 0 21600 21600 0 21600 0 0 Z N"/>
        </draw:custom-shape>
        <draw:frame draw:style-name="gr166" draw:text-style-name="P1" draw:layer="layout" svg:width="4.617cm" svg:height="1.673cm" svg:x="2.483cm" svg:y="13.107cm">
          <draw:text-box>
            <text:p text:style-name="P1">Servidores</text:p>
            <text:p text:style-name="P1">de subdominio</text:p>
          </draw:text-box>
        </draw:frame>
        <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167" draw:text-style-name="P2" draw:layer="layout" svg:width="1.044cm" svg:height="0.611cm" svg:x="20.71cm" svg:y="13.958cm" svg:viewBox="0 0 1045 612" svg:d="M0 612c296 0 759-193 959-320 200-128 0-292-100-292z">
              <text:p/>
            </draw:path>
            <draw:g>
              <draw:polygon draw:style-name="gr168" draw:text-style-name="P4" draw:layer="layout" svg:width="0.605cm" svg:height="1.515cm" svg:x="20.104cm" svg:y="13.054cm" svg:viewBox="0 0 606 1516" draw:points="0,1167 0,0 606,350 606,1516">
                <text:p/>
              </draw:polygon>
              <draw:polygon draw:style-name="gr169" draw:text-style-name="P4" draw:layer="layout" svg:width="0.858cm" svg:height="1.661cm" svg:x="20.71cm" svg:y="12.908cm" svg:viewBox="0 0 859 1662" draw:points="0,1662 0,496 859,0 859,1167">
                <text:p/>
              </draw:polygon>
              <draw:polygon draw:style-name="gr170" draw:text-style-name="P4" draw:layer="layout" svg:width="1.464cm" svg:height="0.845cm" svg:x="20.104cm" svg:y="12.558cm" svg:viewBox="0 0 1465 846" draw:points="606,846 0,496 859,0 1465,350">
                <text:p/>
              </draw:polygon>
              <draw:polygon draw:style-name="gr171" draw:text-style-name="P4" draw:layer="layout" svg:width="1.464cm" svg:height="2.011cm" svg:x="20.104cm" svg:y="12.558cm" svg:viewBox="0 0 1465 2012" draw:points="0,1662 0,496 859,0 1465,350 1465,1516 606,2012">
                <text:p/>
              </draw:polygon>
              <draw:line draw:style-name="gr172" draw:text-style-name="P4" draw:layer="layout" svg:x1="20.609cm" svg:y1="14.279cm" svg:x2="20.205cm" svg:y2="14.046cm">
                <text:p/>
              </draw:line>
              <draw:line draw:style-name="gr173" draw:text-style-name="P4" draw:layer="layout" svg:x1="20.609cm" svg:y1="14.395cm" svg:x2="20.205cm" svg:y2="14.162cm">
                <text:p/>
              </draw:line>
              <draw:line draw:style-name="gr174" draw:text-style-name="P4" draw:layer="layout" svg:x1="20.609cm" svg:y1="14.337cm" svg:x2="20.205cm" svg:y2="14.104cm">
                <text:p/>
              </draw:line>
              <draw:polyline draw:style-name="gr175" draw:text-style-name="P4" draw:layer="layout" svg:width="0.504cm" svg:height="0.349cm" svg:x="20.154cm" svg:y="13.229cm" svg:viewBox="0 0 505 350" draw:points="505,350 0,58 0,0">
                <text:p/>
              </draw:polyline>
              <draw:polyline draw:style-name="gr176" draw:text-style-name="P4" draw:layer="layout" svg:width="0.495cm" svg:height="0.35cm" svg:x="20.163cm" svg:y="13.228cm" svg:viewBox="0 0 496 351" draw:points="496,351 496,293 0,0">
                <text:p/>
              </draw:polyline>
              <draw:polygon draw:style-name="gr177" draw:text-style-name="P4" draw:layer="layout" svg:width="0.058cm" svg:height="0.102cm" svg:x="20.342cm" svg:y="13.811cm" svg:viewBox="0 0 59 103" draw:points="0,69 0,0 59,34 59,103">
                <text:p/>
              </draw:polygon>
              <draw:line draw:style-name="gr178" draw:text-style-name="P4" draw:layer="layout" svg:x1="20.609cm" svg:y1="14.22cm" svg:x2="20.205cm" svg:y2="13.987cm">
                <text:p/>
              </draw:line>
            </draw:g>
          </draw:g>
          <draw:custom-shape draw:style-name="gr179" draw:text-style-name="P1" draw:layer="layout" svg:width="5.085cm" svg:height="1.377cm" svg:x="20.861cm" svg:y="13.173cm">
            <text:p text:style-name="P1">.uncoma.edu.a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80" draw:text-style-name="P1" draw:layer="layout" svg:x1="15.151cm" svg:y1="18.253cm" svg:x2="22.263cm" svg:y2="18.253cm">
          <text:p text:style-name="P1">1</text:p>
          <text:p text:style-name="P1">¿www.uncoma.edu.ar?</text:p>
        </draw:line>
        <draw:line draw:style-name="gr181" draw:text-style-name="P1" draw:layer="layout" svg:x1="7.912cm" svg:y1="3.521cm" svg:x2="12.23cm" svg:y2="17.237cm">
          <text:p/>
        </draw:line>
        <draw:line draw:style-name="gr181" draw:text-style-name="P1" draw:layer="layout" svg:x1="11.976cm" svg:y1="7.331cm" svg:x2="12.865cm" svg:y2="16.729cm">
          <text:p/>
        </draw:line>
        <draw:line draw:style-name="gr181" draw:text-style-name="P1" draw:layer="layout" svg:x1="16.548cm" svg:y1="11.395cm" svg:x2="14.008cm" svg:y2="16.475cm">
          <text:p/>
        </draw:line>
        <draw:line draw:style-name="gr182" draw:text-style-name="P1" draw:layer="layout" svg:x1="14.77cm" svg:y1="17.364cm" svg:x2="19.215cm" svg:y2="14.443cm">
          <text:p/>
        </draw:line>
        <draw:frame draw:style-name="gr183" draw:layer="layout" svg:width="6.979cm" svg:height="1.673cm" svg:x="16.04cm" svg:y="13.786cm">
          <draw:text-box>
            <text:p text:style-name="P1">5</text:p>
            <text:p text:style-name="P1">¿www.uncoma.edu.ar?</text:p>
          </draw:text-box>
        </draw:frame>
        <draw:frame draw:style-name="gr184" draw:layer="layout" svg:width="5.646cm" svg:height="1.673cm" svg:x="13.007cm" svg:y="11.414cm">
          <draw:text-box>
            <text:p text:style-name="P1">4</text:p>
            <text:p text:style-name="P1">¿.uncoma.edu.ar?</text:p>
          </draw:text-box>
        </draw:frame>
        <draw:frame draw:style-name="gr185" draw:text-style-name="P1" draw:layer="layout" svg:width="3.216cm" svg:height="1.673cm" svg:x="11.033cm" svg:y="8.344cm">
          <draw:text-box>
            <text:p text:style-name="P1">3</text:p>
            <text:p text:style-name="P1">¿.edu.ar?</text:p>
          </draw:text-box>
        </draw:frame>
        <draw:frame draw:style-name="gr186" draw:text-style-name="P1" draw:layer="layout" svg:width="1.984cm" svg:height="1.673cm" svg:x="6.317cm" svg:y="3.577cm">
          <draw:text-box>
            <text:p text:style-name="P1">2</text:p>
            <text:p text:style-name="P1">¿.ar?</text:p>
          </draw:text-box>
        </draw:fram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87" draw:text-style-name="P2" draw:layer="layout" svg:width="1.134cm" svg:height="0.648cm" svg:x="23.921cm" svg:y="18.951cm" svg:viewBox="0 0 1135 649" svg:d="M0 649c0 0 861-239 1059-420 182-167-1-229-133-229 0 83-926 611-926 649z">
            <text:p/>
          </draw:path>
          <draw:g>
            <draw:polygon draw:style-name="gr188" draw:text-style-name="P4" draw:layer="layout" svg:width="2.24cm" svg:height="1.294cm" svg:x="22.596cm" svg:y="18.397cm" svg:viewBox="0 0 2241 1295" draw:points="906,1295 2241,524 1335,0 0,772">
              <text:p/>
            </draw:polygon>
            <draw:polygon draw:style-name="gr189" draw:text-style-name="P3" draw:layer="layout" svg:width="1.477cm" svg:height="0.854cm" svg:x="22.834cm" svg:y="18.535cm" svg:viewBox="0 0 1478 855" draw:points="1478,220 1097,0 0,634 381,855">
              <text:p/>
            </draw:polygon>
            <draw:polygon draw:style-name="gr190" draw:text-style-name="P4" draw:layer="layout" svg:width="1.334cm" svg:height="1.984cm" svg:x="22.596cm" svg:y="17.184cm" svg:viewBox="0 0 1335 1985" draw:points="1335,1213 1335,0 0,772 0,1985">
              <text:p/>
            </draw:polygon>
            <draw:polygon draw:style-name="gr191" draw:text-style-name="P4" draw:layer="layout" svg:width="1.239cm" svg:height="1.735cm" svg:x="22.643cm" svg:y="17.266cm" svg:viewBox="0 0 1240 1736" draw:points="1240,1020 1240,0 0,716 0,1736">
              <text:p/>
            </draw:polygon>
            <draw:polygon draw:style-name="gr192" draw:text-style-name="P4" draw:layer="layout" svg:width="1.382cm" svg:height="0.798cm" svg:x="22.549cm" svg:y="17.156cm" svg:viewBox="0 0 1383 799" draw:points="47,799 1383,28 1335,0 0,772">
              <text:p/>
            </draw:polygon>
            <draw:polygon draw:style-name="gr193" draw:text-style-name="P4" draw:layer="layout" svg:width="0.046cm" svg:height="1.239cm" svg:x="22.549cm" svg:y="17.928cm" svg:viewBox="0 0 47 1240" draw:points="47,1240 47,28 0,0 0,1213">
              <text:p/>
            </draw:polygon>
            <draw:polygon draw:style-name="gr194" draw:text-style-name="P4" draw:layer="layout" svg:width="0.905cm" svg:height="0.66cm" svg:x="22.596cm" svg:y="19.168cm" svg:viewBox="0 0 906 661" draw:points="906,661 906,524 0,0 0,138">
              <text:p/>
            </draw:polygon>
            <draw:line draw:style-name="gr195" draw:text-style-name="P4" draw:layer="layout" svg:x1="24.217cm" svg:y1="18.7cm" svg:x2="23.12cm" svg:y2="19.334cm">
              <text:p/>
            </draw:line>
            <draw:line draw:style-name="gr196" draw:text-style-name="P4" draw:layer="layout" svg:x1="24.122cm" svg:y1="18.645cm" svg:x2="23.025cm" svg:y2="19.279cm">
              <text:p/>
            </draw:line>
            <draw:line draw:style-name="gr197" draw:text-style-name="P4" draw:layer="layout" svg:x1="24.026cm" svg:y1="18.59cm" svg:x2="22.929cm" svg:y2="19.224cm">
              <text:p/>
            </draw:line>
            <draw:line draw:style-name="gr198" draw:text-style-name="P4" draw:layer="layout" svg:x1="23.072cm" svg:y1="19.141cm" svg:x2="22.977cm" svg:y2="19.086cm">
              <text:p/>
            </draw:line>
            <draw:line draw:style-name="gr199" draw:text-style-name="P4" draw:layer="layout" svg:x1="23.167cm" svg:y1="19.086cm" svg:x2="23.072cm" svg:y2="19.031cm">
              <text:p/>
            </draw:line>
            <draw:line draw:style-name="gr200" draw:text-style-name="P4" draw:layer="layout" svg:x1="23.263cm" svg:y1="19.03cm" svg:x2="23.168cm" svg:y2="18.975cm">
              <text:p/>
            </draw:line>
            <draw:line draw:style-name="gr201" draw:text-style-name="P4" draw:layer="layout" svg:x1="23.215cm" svg:y1="19.168cm" svg:x2="23.12cm" svg:y2="19.113cm">
              <text:p/>
            </draw:line>
            <draw:line draw:style-name="gr202" draw:text-style-name="P4" draw:layer="layout" svg:x1="23.311cm" svg:y1="19.113cm" svg:x2="23.216cm" svg:y2="19.058cm">
              <text:p/>
            </draw:line>
            <draw:line draw:style-name="gr203" draw:text-style-name="P4" draw:layer="layout" svg:x1="23.406cm" svg:y1="19.058cm" svg:x2="23.311cm" svg:y2="19.003cm">
              <text:p/>
            </draw:line>
            <draw:line draw:style-name="gr204" draw:text-style-name="P4" draw:layer="layout" svg:x1="23.358cm" svg:y1="18.975cm" svg:x2="23.263cm" svg:y2="18.92cm">
              <text:p/>
            </draw:line>
            <draw:line draw:style-name="gr205" draw:text-style-name="P4" draw:layer="layout" svg:x1="23.501cm" svg:y1="19.003cm" svg:x2="23.406cm" svg:y2="18.948cm">
              <text:p/>
            </draw:line>
            <draw:line draw:style-name="gr206" draw:text-style-name="P4" draw:layer="layout" svg:x1="23.454cm" svg:y1="18.92cm" svg:x2="23.359cm" svg:y2="18.865cm">
              <text:p/>
            </draw:line>
            <draw:line draw:style-name="gr207" draw:text-style-name="P4" draw:layer="layout" svg:x1="23.549cm" svg:y1="18.865cm" svg:x2="23.454cm" svg:y2="18.81cm">
              <text:p/>
            </draw:line>
            <draw:line draw:style-name="gr208" draw:text-style-name="P4" draw:layer="layout" svg:x1="23.644cm" svg:y1="18.81cm" svg:x2="23.549cm" svg:y2="18.755cm">
              <text:p/>
            </draw:line>
            <draw:line draw:style-name="gr209" draw:text-style-name="P4" draw:layer="layout" svg:x1="23.597cm" svg:y1="18.948cm" svg:x2="23.502cm" svg:y2="18.893cm">
              <text:p/>
            </draw:line>
            <draw:line draw:style-name="gr210" draw:text-style-name="P4" draw:layer="layout" svg:x1="23.692cm" svg:y1="18.892cm" svg:x2="23.597cm" svg:y2="18.837cm">
              <text:p/>
            </draw:line>
            <draw:line draw:style-name="gr211" draw:text-style-name="P4" draw:layer="layout" svg:x1="23.787cm" svg:y1="18.837cm" svg:x2="23.692cm" svg:y2="18.782cm">
              <text:p/>
            </draw:line>
            <draw:line draw:style-name="gr212" draw:text-style-name="P4" draw:layer="layout" svg:x1="23.74cm" svg:y1="18.755cm" svg:x2="23.645cm" svg:y2="18.7cm">
              <text:p/>
            </draw:line>
            <draw:line draw:style-name="gr213" draw:text-style-name="P4" draw:layer="layout" svg:x1="23.883cm" svg:y1="18.782cm" svg:x2="23.788cm" svg:y2="18.727cm">
              <text:p/>
            </draw:line>
            <draw:line draw:style-name="gr214" draw:text-style-name="P4" draw:layer="layout" svg:x1="23.835cm" svg:y1="18.7cm" svg:x2="23.74cm" svg:y2="18.645cm">
              <text:p/>
            </draw:line>
            <draw:line draw:style-name="gr215" draw:text-style-name="P4" draw:layer="layout" svg:x1="23.931cm" svg:y1="18.645cm" svg:x2="23.836cm" svg:y2="18.59cm">
              <text:p/>
            </draw:line>
            <draw:line draw:style-name="gr216" draw:text-style-name="P4" draw:layer="layout" svg:x1="23.978cm" svg:y1="18.727cm" svg:x2="23.883cm" svg:y2="18.672cm">
              <text:p/>
            </draw:line>
            <draw:line draw:style-name="gr217" draw:text-style-name="P4" draw:layer="layout" svg:x1="23.358cm" svg:y1="19.196cm" svg:x2="23.263cm" svg:y2="19.141cm">
              <text:p/>
            </draw:line>
            <draw:line draw:style-name="gr218" draw:text-style-name="P4" draw:layer="layout" svg:x1="23.454cm" svg:y1="19.141cm" svg:x2="23.359cm" svg:y2="19.086cm">
              <text:p/>
            </draw:line>
            <draw:line draw:style-name="gr219" draw:text-style-name="P4" draw:layer="layout" svg:x1="23.549cm" svg:y1="19.086cm" svg:x2="23.454cm" svg:y2="19.031cm">
              <text:p/>
            </draw:line>
            <draw:line draw:style-name="gr220" draw:text-style-name="P4" draw:layer="layout" svg:x1="23.597cm" svg:y1="19.168cm" svg:x2="23.502cm" svg:y2="19.113cm">
              <text:p/>
            </draw:line>
            <draw:line draw:style-name="gr221" draw:text-style-name="P4" draw:layer="layout" svg:x1="23.692cm" svg:y1="19.113cm" svg:x2="23.597cm" svg:y2="19.058cm">
              <text:p/>
            </draw:line>
            <draw:line draw:style-name="gr222" draw:text-style-name="P4" draw:layer="layout" svg:x1="23.644cm" svg:y1="19.03cm" svg:x2="23.549cm" svg:y2="18.975cm">
              <text:p/>
            </draw:line>
            <draw:line draw:style-name="gr223" draw:text-style-name="P4" draw:layer="layout" svg:x1="23.74cm" svg:y1="18.975cm" svg:x2="23.645cm" svg:y2="18.92cm">
              <text:p/>
            </draw:line>
            <draw:line draw:style-name="gr224" draw:text-style-name="P4" draw:layer="layout" svg:x1="23.835cm" svg:y1="18.92cm" svg:x2="23.74cm" svg:y2="18.865cm">
              <text:p/>
            </draw:line>
            <draw:line draw:style-name="gr225" draw:text-style-name="P4" draw:layer="layout" svg:x1="23.931cm" svg:y1="18.865cm" svg:x2="23.836cm" svg:y2="18.81cm">
              <text:p/>
            </draw:line>
            <draw:line draw:style-name="gr226" draw:text-style-name="P4" draw:layer="layout" svg:x1="24.074cm" svg:y1="18.892cm" svg:x2="23.979cm" svg:y2="18.837cm">
              <text:p/>
            </draw:line>
            <draw:line draw:style-name="gr227" draw:text-style-name="P4" draw:layer="layout" svg:x1="24.026cm" svg:y1="18.81cm" svg:x2="23.931cm" svg:y2="18.755cm">
              <text:p/>
            </draw:line>
            <draw:line draw:style-name="gr228" draw:text-style-name="P4" draw:layer="layout" svg:x1="24.169cm" svg:y1="18.837cm" svg:x2="24.074cm" svg:y2="18.782cm">
              <text:p/>
            </draw:line>
            <draw:line draw:style-name="gr229" draw:text-style-name="P4" draw:layer="layout" svg:x1="23.406cm" svg:y1="19.279cm" svg:x2="23.311cm" svg:y2="19.224cm">
              <text:p/>
            </draw:line>
            <draw:line draw:style-name="gr230" draw:text-style-name="P4" draw:layer="layout" svg:x1="23.501cm" svg:y1="19.223cm" svg:x2="23.406cm" svg:y2="19.168cm">
              <text:p/>
            </draw:line>
            <draw:polygon draw:style-name="gr231" draw:text-style-name="P4" draw:layer="layout" svg:width="1.334cm" svg:height="0.909cm" svg:x="23.502cm" svg:y="18.92cm" svg:viewBox="0 0 1335 910" draw:points="1335,138 1335,0 0,772 0,910">
              <text:p/>
            </draw:polygon>
            <draw:polygon draw:style-name="gr232" draw:text-style-name="P4" draw:layer="layout" svg:width="2.288cm" svg:height="2.673cm" svg:x="22.548cm" svg:y="17.156cm" svg:viewBox="0 0 2289 2674" draw:points="1335,0 0,772 0,1985 48,2012 48,2150 954,2674 2289,1902 2289,1764 1383,1240 1383,28">
              <text:p/>
            </draw:polygon>
            <draw:polygon draw:style-name="gr233" draw:text-style-name="P4" draw:layer="layout" svg:width="0.571cm" svg:height="0.33cm" svg:x="23.692cm" svg:y="19.003cm" svg:viewBox="0 0 572 331" draw:points="572,138 334,0 0,193 238,331">
              <text:p/>
            </draw:polygon>
            <draw:line draw:style-name="gr234" draw:text-style-name="P4" draw:layer="layout" svg:x1="23.12cm" svg:y1="19.223cm" svg:x2="23.025cm" svg:y2="19.168cm">
              <text:p/>
            </draw:line>
            <draw:line draw:style-name="gr235" draw:text-style-name="P4" draw:layer="layout" svg:x1="23.263cm" svg:y1="19.251cm" svg:x2="23.168cm" svg:y2="19.196cm">
              <text:p/>
            </draw:line>
          </draw:g>
        </draw:g>
        <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236" draw:text-style-name="P2" draw:layer="layout" svg:width="1.044cm" svg:height="0.611cm" svg:x="23.396cm" svg:y="5.322cm" svg:viewBox="0 0 1045 612" svg:d="M0 612c296 0 759-193 959-320 200-128 0-292-100-292z">
              <text:p/>
            </draw:path>
            <draw:g>
              <draw:polygon draw:style-name="gr237" draw:text-style-name="P4" draw:layer="layout" svg:width="0.605cm" svg:height="1.515cm" svg:x="22.79cm" svg:y="4.418cm" svg:viewBox="0 0 606 1516" draw:points="0,1167 0,0 606,350 606,1516">
                <text:p/>
              </draw:polygon>
              <draw:polygon draw:style-name="gr238" draw:text-style-name="P4" draw:layer="layout" svg:width="0.858cm" svg:height="1.661cm" svg:x="23.396cm" svg:y="4.272cm" svg:viewBox="0 0 859 1662" draw:points="0,1662 0,496 859,0 859,1167">
                <text:p/>
              </draw:polygon>
              <draw:polygon draw:style-name="gr239" draw:text-style-name="P4" draw:layer="layout" svg:width="1.464cm" svg:height="0.845cm" svg:x="22.79cm" svg:y="3.922cm" svg:viewBox="0 0 1465 846" draw:points="606,846 0,496 859,0 1465,350">
                <text:p/>
              </draw:polygon>
              <draw:polygon draw:style-name="gr240" draw:text-style-name="P4" draw:layer="layout" svg:width="1.464cm" svg:height="2.011cm" svg:x="22.79cm" svg:y="3.922cm" svg:viewBox="0 0 1465 2012" draw:points="0,1662 0,496 859,0 1465,350 1465,1516 606,2012">
                <text:p/>
              </draw:polygon>
              <draw:line draw:style-name="gr241" draw:text-style-name="P4" draw:layer="layout" svg:x1="23.295cm" svg:y1="5.643cm" svg:x2="22.891cm" svg:y2="5.41cm">
                <text:p/>
              </draw:line>
              <draw:line draw:style-name="gr242" draw:text-style-name="P4" draw:layer="layout" svg:x1="23.295cm" svg:y1="5.759cm" svg:x2="22.891cm" svg:y2="5.526cm">
                <text:p/>
              </draw:line>
              <draw:line draw:style-name="gr243" draw:text-style-name="P4" draw:layer="layout" svg:x1="23.295cm" svg:y1="5.701cm" svg:x2="22.891cm" svg:y2="5.468cm">
                <text:p/>
              </draw:line>
              <draw:polyline draw:style-name="gr244" draw:text-style-name="P4" draw:layer="layout" svg:width="0.504cm" svg:height="0.349cm" svg:x="22.84cm" svg:y="4.593cm" svg:viewBox="0 0 505 350" draw:points="505,350 0,58 0,0">
                <text:p/>
              </draw:polyline>
              <draw:polyline draw:style-name="gr245" draw:text-style-name="P4" draw:layer="layout" svg:width="0.495cm" svg:height="0.35cm" svg:x="22.849cm" svg:y="4.592cm" svg:viewBox="0 0 496 351" draw:points="496,351 496,293 0,0">
                <text:p/>
              </draw:polyline>
              <draw:polygon draw:style-name="gr246" draw:text-style-name="P4" draw:layer="layout" svg:width="0.058cm" svg:height="0.102cm" svg:x="23.028cm" svg:y="5.175cm" svg:viewBox="0 0 59 103" draw:points="0,69 0,0 59,34 59,103">
                <text:p/>
              </draw:polygon>
              <draw:line draw:style-name="gr247" draw:text-style-name="P4" draw:layer="layout" svg:x1="23.295cm" svg:y1="5.584cm" svg:x2="22.891cm" svg:y2="5.351cm">
                <text:p/>
              </draw:line>
            </draw:g>
          </draw:g>
          <draw:custom-shape draw:style-name="gr55" draw:text-style-name="P1" draw:layer="layout" svg:width="2.237cm" svg:height="1.377cm" svg:x="23.547cm" svg:y="4.537cm">
            <text:p text:style-name="P1">.ne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248" draw:text-style-name="P2" draw:layer="layout" svg:width="1.044cm" svg:height="0.611cm" svg:x="14.887cm" svg:y="7.354cm" svg:viewBox="0 0 1045 612" svg:d="M0 612c296 0 759-193 959-320 200-128 0-292-100-292z">
              <text:p/>
            </draw:path>
            <draw:g>
              <draw:polygon draw:style-name="gr249" draw:text-style-name="P4" draw:layer="layout" svg:width="0.605cm" svg:height="1.515cm" svg:x="14.281cm" svg:y="6.45cm" svg:viewBox="0 0 606 1516" draw:points="0,1167 0,0 606,350 606,1516">
                <text:p/>
              </draw:polygon>
              <draw:polygon draw:style-name="gr250" draw:text-style-name="P4" draw:layer="layout" svg:width="0.858cm" svg:height="1.661cm" svg:x="14.887cm" svg:y="6.304cm" svg:viewBox="0 0 859 1662" draw:points="0,1662 0,496 859,0 859,1167">
                <text:p/>
              </draw:polygon>
              <draw:polygon draw:style-name="gr251" draw:text-style-name="P4" draw:layer="layout" svg:width="1.464cm" svg:height="0.845cm" svg:x="14.281cm" svg:y="5.954cm" svg:viewBox="0 0 1465 846" draw:points="606,846 0,496 859,0 1465,350">
                <text:p/>
              </draw:polygon>
              <draw:polygon draw:style-name="gr252" draw:text-style-name="P4" draw:layer="layout" svg:width="1.464cm" svg:height="2.011cm" svg:x="14.281cm" svg:y="5.954cm" svg:viewBox="0 0 1465 2012" draw:points="0,1662 0,496 859,0 1465,350 1465,1516 606,2012">
                <text:p/>
              </draw:polygon>
              <draw:line draw:style-name="gr253" draw:text-style-name="P4" draw:layer="layout" svg:x1="14.786cm" svg:y1="7.675cm" svg:x2="14.382cm" svg:y2="7.442cm">
                <text:p/>
              </draw:line>
              <draw:line draw:style-name="gr254" draw:text-style-name="P4" draw:layer="layout" svg:x1="14.786cm" svg:y1="7.791cm" svg:x2="14.382cm" svg:y2="7.558cm">
                <text:p/>
              </draw:line>
              <draw:line draw:style-name="gr255" draw:text-style-name="P4" draw:layer="layout" svg:x1="14.786cm" svg:y1="7.733cm" svg:x2="14.382cm" svg:y2="7.5cm">
                <text:p/>
              </draw:line>
              <draw:polyline draw:style-name="gr256" draw:text-style-name="P4" draw:layer="layout" svg:width="0.504cm" svg:height="0.349cm" svg:x="14.331cm" svg:y="6.625cm" svg:viewBox="0 0 505 350" draw:points="505,350 0,58 0,0">
                <text:p/>
              </draw:polyline>
              <draw:polyline draw:style-name="gr257" draw:text-style-name="P4" draw:layer="layout" svg:width="0.495cm" svg:height="0.35cm" svg:x="14.34cm" svg:y="6.624cm" svg:viewBox="0 0 496 351" draw:points="496,351 496,293 0,0">
                <text:p/>
              </draw:polyline>
              <draw:polygon draw:style-name="gr258" draw:text-style-name="P4" draw:layer="layout" svg:width="0.058cm" svg:height="0.102cm" svg:x="14.519cm" svg:y="7.207cm" svg:viewBox="0 0 59 103" draw:points="0,69 0,0 59,34 59,103">
                <text:p/>
              </draw:polygon>
              <draw:line draw:style-name="gr259" draw:text-style-name="P4" draw:layer="layout" svg:x1="14.786cm" svg:y1="7.616cm" svg:x2="14.382cm" svg:y2="7.383cm">
                <text:p/>
              </draw:line>
            </draw:g>
          </draw:g>
          <draw:custom-shape draw:style-name="gr55" draw:text-style-name="P1" draw:layer="layout" svg:width="2.237cm" svg:height="1.377cm" svg:x="15.038cm" svg:y="6.569cm">
            <text:p text:style-name="P1">.f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Gradient_20_11" draw:display-name="Gradient 11" draw:style="square" draw:cx="30%" draw:cy="30%" draw:start-color="#6f420d" draw:end-color="#a56313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Light_20_Orange_20_Square_20_BR" draw:display-name="Light Orange Square BR" draw:style="square" draw:cx="30%" draw:cy="30%" draw:start-color="#fbc98e" draw:end-color="#fef4e8" draw:start-intensity="100%" draw:end-intensity="100%" draw:angle="0" draw:border="0%"/>
    <draw:gradient draw:name="Light_20_Purple_20_Linear_20_B" draw:display-name="Light Purple Linear B" draw:style="linear" draw:start-color="#c893c7" draw:end-color="#f4e9f3" draw:start-intensity="100%" draw:end-intensity="100%" draw:angle="1800" draw:border="1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5-06-06T11:03:00.850741171</meta:creation-date>
    <dc:date>2015-06-06T12:00:30.325316001</dc:date>
    <dc:creator>Eduardo Grosclaude</dc:creator>
    <meta:editing-duration>PT33M31S</meta:editing-duration>
    <meta:editing-cycles>8</meta:editing-cycles>
    <meta:generator>LibreOffice/4.3.3.2$Linux_X86_64 LibreOffice_project/430m0$Build-2</meta:generator>
    <meta:document-statistic meta:object-count="313"/>
  </office:meta>
</office:document-meta>
</file>